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1" style:family="text">
      <style:text-properties style:text-underline-style="solid" style:text-underline-width="auto" style:text-underline-color="font-color"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omyślnie">Magia mitów jest tradycyjna formalnie. Zaklęcia są silne i sformalizowane, przez co jedno niewłaściwe słowo lub gest może przerwać rytuał, a w najgorszym przypadku wywołać potworne konsekwencje.</text:p>
      <text:p text:style-name="Domyślnie">Większość zaklęć wymaga precyzyjnie określonych okoliczności, długotrwałych obrzędów i ceremonii. Poznanie zaklęcia wymaga badań i nauki, pragnący je poznać Badacz musi spędzić godziny nad enigmatycznymi rękopisami i starożytnymi grymuarami.</text:p>
      <text:p text:style-name="Domyślnie">Kultyści i czarnoksiężnicy mogą poznawać zaklęcia dzięki swoim kontaktom i towarzyszom, niektórzy mogą doznawać wizji w wyniku obcowania z mrocznymi bóstwami mitów Cthulhu, które zsyłają im wiedzę o magii i zaklęcia.</text:p>
      <text:p text:style-name="Domyślnie">Efekty i koszty zaklęć często bywają nieznane aż do czasu rzucenia.</text:p>
      <text:p text:style-name="Domyślnie">Korzystanie z zaklęć zawsze kosztuje punkty Poczytalności oraz zwiększa wartość Mitów Cthulhu.</text:p>
      <text:p text:style-name="Domyślnie"><text:span text:style-name="T1">Bernhard Riemann</text:span> – (Plank, Einstein)„wszechświaty” jako oddzielne „wyspy”, odrębne prawa natury, życie istniejące w galaktykach odległych o miliardy lat świetlnych mogło się bardzo różnić od ziemskiego.</text:p>
      <text:p text:style-name="Domyślnie">Magia mitologii Cthulhut to nadrzędna logika łącząca w jedno lovecraftowski wszechświat wszechświatów. Magia działa w każdym z nich i stanowi zarazem model, jak i definicję nadrzędnej rzeczywistości. Magia jest ostateczną manifestacją prawa natury, namacalnym przejawem woli Zewnętrznych Bogów oraz zbiorem zasad rządzących czasem, przestrzenią oraz materią.</text:p>
      <text:p text:style-name="Domyślnie">Mitologia Cthulhu drwi z tego, co nazywamy ludzką percepcją.</text:p>
      <text:p text:style-name="Domyślnie"/>
      <text:p text:style-name="Domyślnie">Współczesna metodologia naukowa nie ma zastosowania wobec tomów zawierających wiedzę na temat Mitów i zaklęcia.</text:p>
      <text:p text:style-name="Domyślnie">Księgi nie zawierają indeksów, glosariuszy, spisów treści ani precyzyjnych definicji. Strony mogą być pozbawione numeracji, rozdziałów i akapitów. Często brakuje podstawowej interpunkcji, a nawet przerwy między słowami.</text:p>
      <text:p text:style-name="Domyślnie">Część jest spisana w zapomnianych językach, a część jest zaszyfrowana by zmylić łowców czarownic lub inkwizycję.</text:p>
      <text:p text:style-name="Domyślnie">Samo otwarcie księgi Mitów jest niebezpieczne.</text:p>
      <text:p text:style-name="Domyślnie">Próba zrozumienia tekstu zawartego w księdze może oznaczać dla czytelnika nieuniknione szkody psychiczne i fizyczne.</text:p>
      <text:p text:style-name="Domyślnie"><text:span text:style-name="T1">Wstępne czytanie</text:span> – po zbadaniu okładki i odcyfrowaniu tytułu oraz ustaleniu języka następuje wstępne czytanie. Nie musi ono trwać długo i może reprezentować pobieżne zapoznanie się z tekstem, by wyrobić sobie pojęcie o treści. Może również oznaczać przeczytanie księgi od deski do deski. Trwa ono tak długo, jak uzna Strażnik.</text:p>
      <text:p text:style-name="Domyślnie">Wszystko zależy od tego, czy księga została wydrukowana w ciągu ostatniego stulecia i zachowana w dobrym stanie, czy jest to rękopis, a może starożytna butwiejąca księga zawierająca mieszankę oryginalnych treści i odręcznych zapisków. Wstępne czytanie zapewnia czytelnikowi wiedzę o treści księgi oraz pewne pojęcie o tym, jakie zaklęcia zawiera. Po wstępnym czytaniu można określić ile zajmie pełne czytanie księgi.</text:p>
      <text:p text:style-name="Domyślnie"><text:span text:style-name="T1">Pełne zbadanie księgi –</text:span> oznacza dokładne zgłębienie treści, może się to wiązać z kilkukrotnym przeczytaniem całości lub fragmentów, porównaniem tekstu z innymi o podobnej treści, sprawdzeniem szczegółów w tekstach referencyjnych, sporządzeniem notatek etc. .</text:p>
      <text:p text:style-name="Domyślnie">Po zbadaniu księgi porównuje się Wskaźnik Mitów z umiejętnością Mity Cthulhu Badacza. Jeżeli wartość MC jest niższa od Wskaźnika Mitów księgi, zyskuje on liczbę punktów umiejętności równej pełnej lekturze (PMC) księgi. Jeżeli wartość jest równa lub wyższa do wartości księgi, otrzymuje on jedynie liczbę punktów równą wstępnej lekturze (WMC) księgi.</text:p>
      <text:p text:style-name="Domyślnie">Czas poświęcony na badanie księgi nie musi być ciągły.</text:p>
      <text:p text:style-name="Domyślnie">W określonym czasie można studiować tylko jedną księgę.</text:p>
      <text:p text:style-name="Domyślnie">Można użyć księgi Mitów Cthulhu, jako źródła bibliograficznego wykorzystując jej procentowy Wskaźnik Mitów.</text:p>
      <text:p text:style-name="Domyślnie">Pełne zbadanie księgi może zwiększyć też wartość innych umiejętności, jak na przykład język, w którym spisano księg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omyślnie" style:family="paragraph">
      <style:paragraph-properties fo:orphans="0" fo:widows="0"/>
      <style:text-properties style:use-window-font-color="true" loext:opacity="0%" style:font-name="Times New Roman" fo:font-family="'Times New Roman'" style:font-family-generic="roman" style:font-pitch="variable" fo:font-size="12pt" fo:language="pl" fo:country="PL" style:font-name-asian="Arial1" style:font-family-asian="Arial" style:font-family-generic-asian="system" style:font-pitch-asian="variable" style:font-size-asian="12pt" style:language-asian="hi" style:country-asian="IN" style:font-name-complex="Times New Roman1" style:font-family-complex="'Times New Roman'" style:font-family-generic-complex="system" style:font-pitch-complex="variable" style:font-size-complex="12pt"/>
    </style:style>
    <style:style style:name="Nagłówek" style:family="paragraph" style:parent-style-name="Domyślnie">
      <style:paragraph-properties fo:margin-top="0.423cm" fo:margin-bottom="0.212cm" style:contextual-spacing="false" fo:keep-with-next="always"/>
      <style:text-properties style:font-name="Arial" fo:font-family="Arial" style:font-family-generic="roman" style:font-pitch="variable" fo:font-size="14pt" style:font-size-asian="14pt"/>
    </style:style>
    <style:style style:name="Treœæ_20_tekstu" style:display-name="Treœæ tekstu" style:family="paragraph" style:parent-style-name="Domyślnie">
      <style:paragraph-properties fo:margin-top="0cm" fo:margin-bottom="0.212cm" style:contextual-spacing="false"/>
    </style:style>
    <style:style style:name="Lista" style:family="paragraph" style:parent-style-name="Treœæ_20_tekstu">
      <style:paragraph-properties fo:margin-top="0cm" fo:margin-bottom="0.212cm" style:contextual-spacing="false"/>
    </style:style>
    <style:style style:name="Podpis" style:family="paragraph" style:parent-style-name="Domyślnie">
      <style:paragraph-properties fo:margin-top="0.212cm" fo:margin-bottom="0.212cm" style:contextual-spacing="false"/>
      <style:text-properties fo:font-style="italic" style:font-style-asian="italic"/>
    </style:style>
    <style:style style:name="Indeks" style:family="paragraph" style:parent-style-name="Domyślni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0" meta:image-count="0" meta:object-count="0" meta:page-count="1" meta:paragraph-count="21" meta:word-count="507" meta:character-count="3718" meta:non-whitespace-character-count="3229"/>
  </office:meta>
</office:document-meta>
</file>